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24cm"/>
    </style:style>
    <style:style style:name="co3" style:family="table-column">
      <style:table-column-properties fo:break-before="auto" style:column-width="1.22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6"/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06">
      <style:table-cell-properties fo:border="0.002cm solid #000000"/>
    </style:style>
    <style:style style:name="ce5" style:family="table-cell" style:parent-style-name="Default" style:data-style-name="N107">
      <style:table-cell-properties fo:border="0.002cm solid #000000"/>
    </style:style>
    <style:style style:name="ce6" style:family="table-cell" style:parent-style-name="Default" style:data-style-name="N107"/>
    <style:style style:name="ce7" style:family="table-cell" style:parent-style-name="Default" style:data-style-name="N60"/>
    <style:style style:name="ce8" style:family="table-cell" style:parent-style-name="Default" style:data-style-name="N60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/>
          <table:table-cell table:style-name="ce2" office:value-type="string">
            <text:p>teplota [°C]</text:p>
          </table:table-cell>
          <table:table-cell table:style-name="ce2" office:value-type="string">
            <text:p>R [Ω]</text:p>
          </table:table-cell>
          <table:table-cell table:style-name="ce2" office:value-type="string">
            <text:p>10 σ [Ω<text:span text:style-name="T1">-1</text:span> m<text:span text:style-name="T1">-1</text:span>]</text:p>
          </table:table-cell>
          <table:table-cell table:style-name="ce2" office:value-type="string">
            <text:p>A [m<text:span text:style-name="T1">-1</text:span>]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3" office:value-type="float" office:value="15">
            <text:p>15</text:p>
          </table:table-cell>
          <table:table-cell office:value-type="float" office:value="560">
            <text:p>560</text:p>
          </table:table-cell>
          <table:table-cell table:style-name="ce4" office:value-type="float" office:value="1.734">
            <text:p>1,734</text:p>
          </table:table-cell>
          <table:table-cell table:formula="of:=[.D2]*[.C2]*0.1" office:value-type="float" office:value="97.104">
            <text:p>97,1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3" office:value-type="float" office:value="16">
            <text:p>16</text:p>
          </table:table-cell>
          <table:table-cell office:value-type="float" office:value="551">
            <text:p>551</text:p>
          </table:table-cell>
          <table:table-cell table:style-name="ce4" office:value-type="float" office:value="1.782">
            <text:p>1,782</text:p>
          </table:table-cell>
          <table:table-cell table:formula="of:=[.D3]*[.C3]*0.1" office:value-type="float" office:value="98.1882">
            <text:p>98,19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3" office:value-type="float" office:value="17">
            <text:p>17</text:p>
          </table:table-cell>
          <table:table-cell office:value-type="float" office:value="543">
            <text:p>543</text:p>
          </table:table-cell>
          <table:table-cell table:style-name="ce4" office:value-type="float" office:value="1.831">
            <text:p>1,831</text:p>
          </table:table-cell>
          <table:table-cell table:formula="of:=[.D4]*[.C4]*0.1" office:value-type="float" office:value="99.4233">
            <text:p>99,42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3" office:value-type="float" office:value="18">
            <text:p>18</text:p>
          </table:table-cell>
          <table:table-cell office:value-type="float" office:value="539">
            <text:p>539</text:p>
          </table:table-cell>
          <table:table-cell table:style-name="ce4" office:value-type="float" office:value="1.88">
            <text:p>1,880</text:p>
          </table:table-cell>
          <table:table-cell table:formula="of:=[.D5]*[.C5]*0.1" office:value-type="float" office:value="101.332">
            <text:p>101,33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3" office:value-type="float" office:value="19">
            <text:p>19</text:p>
          </table:table-cell>
          <table:table-cell office:value-type="float" office:value="533">
            <text:p>533</text:p>
          </table:table-cell>
          <table:table-cell table:style-name="ce4" office:value-type="float" office:value="1.928">
            <text:p>1,928</text:p>
          </table:table-cell>
          <table:table-cell table:formula="of:=[.D6]*[.C6]*0.1" office:value-type="float" office:value="102.7624">
            <text:p>102,76</text:p>
          </table:table-cell>
          <table:table-cell table:number-columns-repeated="2"/>
          <table:table-cell table:style-name="Default" office:value-type="string">
            <text:p>faradayova konst</text:p>
          </table:table-cell>
        </table:table-row>
        <table:table-row table:style-name="ro2">
          <table:table-cell/>
          <table:table-cell table:style-name="ce3" office:value-type="float" office:value="20">
            <text:p>20</text:p>
          </table:table-cell>
          <table:table-cell office:value-type="float" office:value="526">
            <text:p>526</text:p>
          </table:table-cell>
          <table:table-cell table:style-name="ce4" office:value-type="float" office:value="1.976">
            <text:p>1,976</text:p>
          </table:table-cell>
          <table:table-cell table:formula="of:=[.D7]*[.C7]*0.1" office:value-type="float" office:value="103.9376">
            <text:p>103,94</text:p>
          </table:table-cell>
          <table:table-cell table:number-columns-repeated="2"/>
          <table:table-cell table:style-name="ce7" table:formula="of:=9.6481*10000" office:value-type="float" office:value="96481">
            <text:p>9,65E+004</text:p>
          </table:table-cell>
        </table:table-row>
        <table:table-row table:style-name="ro2">
          <table:table-cell/>
          <table:table-cell table:style-name="ce3" office:value-type="float" office:value="21">
            <text:p>21</text:p>
          </table:table-cell>
          <table:table-cell office:value-type="float" office:value="520">
            <text:p>520</text:p>
          </table:table-cell>
          <table:table-cell table:style-name="ce4" office:value-type="float" office:value="2.024">
            <text:p>2,024</text:p>
          </table:table-cell>
          <table:table-cell table:formula="of:=[.D8]*[.C8]*0.1" office:value-type="float" office:value="105.248">
            <text:p>105,25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Default" table:formula="of:=AVERAGE([.E2:.E8])" office:value-type="float" office:value="101.142214285714">
            <text:p>101,14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Default" table:formula="of:=STDEV([.E2:.E8])" office:value-type="float" office:value="3.03646503159435">
            <text:p>3,04</text:p>
          </table:table-cell>
          <table:table-cell table:number-columns-repeated="2"/>
          <table:table-cell table:style-name="Default"/>
        </table:table-row>
        <table:table-row table:style-name="ro2" table:number-rows-repeated="3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ce2" office:value-type="string">
            <text:p>T [°C]</text:p>
          </table:table-cell>
          <table:table-cell table:style-name="ce2" office:value-type="string">
            <text:p>C [μF]</text:p>
          </table:table-cell>
          <table:table-cell table:style-name="ce2" office:value-type="string">
            <text:p>R [Ω]</text:p>
          </table:table-cell>
          <table:table-cell table:style-name="ce2" office:value-type="string">
            <text:p>R<text:span text:style-name="T2">x</text:span> [Ω]</text:p>
          </table:table-cell>
          <table:table-cell table:style-name="ce2" office:value-type="string">
            <text:p>σ [Ω<text:span text:style-name="T1">-1</text:span> m<text:span text:style-name="T1">-1</text:span>]</text:p>
          </table:table-cell>
          <table:table-cell table:style-name="ce2" office:value-type="string">
            <text:p>μ [Ω<text:span text:style-name="T1">-1</text:span> m<text:span text:style-name="T1">2</text:span> C<text:span text:style-name="T1">-1</text:span>]</text:p>
          </table:table-cell>
        </table:table-row>
        <table:table-row table:style-name="ro2">
          <table:table-cell table:style-name="ce1" table:formula="of:=2*PI()*1000*[.D15]*[.E15]/1000000" office:value-type="float" office:value="0.999009624904931">
            <text:p>0,999</text:p>
          </table:table-cell>
          <table:table-cell/>
          <table:table-cell office:value-type="float" office:value="12">
            <text:p>12</text:p>
          </table:table-cell>
          <table:table-cell office:value-type="float" office:value="0.1597">
            <text:p>0,1597</text:p>
          </table:table-cell>
          <table:table-cell office:value-type="float" office:value="995.6">
            <text:p>995,6</text:p>
          </table:table-cell>
          <table:table-cell table:style-name="ce3" table:formula="of:=[.E15]*(1/(1+[.A15]^2))" office:value-type="float" office:value="498.293252853986">
            <text:p>498,29</text:p>
          </table:table-cell>
          <table:table-cell table:style-name="ce4" table:formula="of:=[.$E$9]/[.F15]" office:value-type="float" office:value="0.202977290393599">
            <text:p>0,203</text:p>
          </table:table-cell>
          <table:table-cell table:formula="of:=[.G15]/(2*[.$H$7]*20)" office:value-type="float" office:value="0.0000000525951457783394">
            <text:p>5,26E-008</text:p>
          </table:table-cell>
        </table:table-row>
        <table:table-row table:style-name="ro2">
          <table:table-cell table:style-name="ce1" table:formula="of:=2*PI()*1000*[.D16]*[.E16]/1000000" office:value-type="float" office:value="1.04824416231717">
            <text:p>1,048</text:p>
          </table:table-cell>
          <table:table-cell/>
          <table:table-cell office:value-type="float" office:value="15">
            <text:p>15</text:p>
          </table:table-cell>
          <table:table-cell office:value-type="float" office:value="0.1669">
            <text:p>0,1669</text:p>
          </table:table-cell>
          <table:table-cell office:value-type="float" office:value="999.6">
            <text:p>999,6</text:p>
          </table:table-cell>
          <table:table-cell table:style-name="ce3" table:formula="of:=[.E16]*(1/(1+[.A16]^2))" office:value-type="float" office:value="476.268564706612">
            <text:p>476,27</text:p>
          </table:table-cell>
          <table:table-cell table:style-name="ce4" table:formula="of:=[.$E$9]/[.F16]" office:value-type="float" office:value="0.212363825330398">
            <text:p>0,212</text:p>
          </table:table-cell>
          <table:table-cell table:formula="of:=[.G16]/(2*[.$H$7]*20)" office:value-type="float" office:value="0.000000055027369464039">
            <text:p>5,50E-008</text:p>
          </table:table-cell>
        </table:table-row>
        <table:table-row table:style-name="ro2">
          <table:table-cell table:style-name="ce1" table:formula="of:=2*PI()*1000*[.D17]*[.E17]/1000000" office:value-type="float" office:value="1.07809614119825">
            <text:p>1,078</text:p>
          </table:table-cell>
          <table:table-cell/>
          <table:table-cell office:value-type="float" office:value="18">
            <text:p>18</text:p>
          </table:table-cell>
          <table:table-cell office:value-type="float" office:value="0.1733">
            <text:p>0,1733</text:p>
          </table:table-cell>
          <table:table-cell office:value-type="float" office:value="990.1">
            <text:p>990,1</text:p>
          </table:table-cell>
          <table:table-cell table:style-name="ce3" table:formula="of:=[.E17]*(1/(1+[.A17]^2))" office:value-type="float" office:value="457.893903902595">
            <text:p>457,89</text:p>
          </table:table-cell>
          <table:table-cell table:style-name="ce4" table:formula="of:=[.$E$9]/[.F17]" office:value-type="float" office:value="0.220885697371568">
            <text:p>0,221</text:p>
          </table:table-cell>
          <table:table-cell table:formula="of:=[.G17]/(2*[.$H$7]*20)" office:value-type="float" office:value="0.000000057235543104748">
            <text:p>5,72E-008</text:p>
          </table:table-cell>
        </table:table-row>
        <table:table-row table:style-name="ro2">
          <table:table-cell table:style-name="ce1" table:formula="of:=2*PI()*1000*[.D18]*[.E18]/1000000" office:value-type="float" office:value="1.10804098555818">
            <text:p>1,108</text:p>
          </table:table-cell>
          <table:table-cell/>
          <table:table-cell office:value-type="float" office:value="21">
            <text:p>21</text:p>
          </table:table-cell>
          <table:table-cell office:value-type="float" office:value="0.1794">
            <text:p>0,1794</text:p>
          </table:table-cell>
          <table:table-cell office:value-type="float" office:value="983">
            <text:p>983</text:p>
          </table:table-cell>
          <table:table-cell table:style-name="ce3" table:formula="of:=[.E18]*(1/(1+[.A18]^2))" office:value-type="float" office:value="441.251428869146">
            <text:p>441,25</text:p>
          </table:table-cell>
          <table:table-cell table:style-name="ce4" table:formula="of:=[.$E$9]/[.F18]" office:value-type="float" office:value="0.229216740543877">
            <text:p>0,229</text:p>
          </table:table-cell>
          <table:table-cell table:formula="of:=[.G18]/(2*[.$H$7]*20)" office:value-type="float" office:value="0.000000059394269478933">
            <text:p>5,94E-008</text:p>
          </table:table-cell>
        </table:table-row>
        <table:table-row table:style-name="ro2">
          <table:table-cell table:style-name="ce1" table:formula="of:=2*PI()*1000*[.D19]*[.E19]/1000000" office:value-type="float" office:value="1.13053981550613">
            <text:p>1,131</text:p>
          </table:table-cell>
          <table:table-cell/>
          <table:table-cell office:value-type="float" office:value="24">
            <text:p>24</text:p>
          </table:table-cell>
          <table:table-cell office:value-type="float" office:value="0.185">
            <text:p>0,1850</text:p>
          </table:table-cell>
          <table:table-cell office:value-type="float" office:value="972.6">
            <text:p>972,6</text:p>
          </table:table-cell>
          <table:table-cell table:style-name="ce3" table:formula="of:=[.E19]*(1/(1+[.A19]^2))" office:value-type="float" office:value="426.930926742708">
            <text:p>426,93</text:p>
          </table:table-cell>
          <table:table-cell table:style-name="ce4" table:formula="of:=[.$E$9]/[.F19]" office:value-type="float" office:value="0.236905335149609">
            <text:p>0,237</text:p>
          </table:table-cell>
          <table:table-cell table:formula="of:=[.G19]/(2*[.$H$7]*20)" office:value-type="float" office:value="0.0000000613865256241148">
            <text:p>6,14E-008</text:p>
          </table:table-cell>
        </table:table-row>
        <table:table-row table:style-name="ro2">
          <table:table-cell table:style-name="ce1" table:formula="of:=2*PI()*1000*[.D20]*[.E20]/1000000" office:value-type="float" office:value="1.15316833039882">
            <text:p>1,153</text:p>
          </table:table-cell>
          <table:table-cell/>
          <table:table-cell office:value-type="float" office:value="27">
            <text:p>27</text:p>
          </table:table-cell>
          <table:table-cell office:value-type="float" office:value="0.1911">
            <text:p>0,1911</text:p>
          </table:table-cell>
          <table:table-cell office:value-type="float" office:value="960.4">
            <text:p>960,4</text:p>
          </table:table-cell>
          <table:table-cell table:style-name="ce3" table:formula="of:=[.E20]*(1/(1+[.A20]^2))" office:value-type="float" office:value="412.224720987586">
            <text:p>412,22</text:p>
          </table:table-cell>
          <table:table-cell table:style-name="ce4" table:formula="of:=[.$E$9]/[.F20]" office:value-type="float" office:value="0.245356984033862">
            <text:p>0,245</text:p>
          </table:table-cell>
          <table:table-cell table:formula="of:=[.G20]/(2*[.$H$7]*20)" office:value-type="float" office:value="0.0000000635765031544713">
            <text:p>6,36E-008</text:p>
          </table:table-cell>
        </table:table-row>
        <table:table-row table:style-name="ro2">
          <table:table-cell table:style-name="ce1" table:formula="of:=2*PI()*1000*[.D21]*[.E21]/1000000" office:value-type="float" office:value="1.17562983822604">
            <text:p>1,176</text:p>
          </table:table-cell>
          <table:table-cell/>
          <table:table-cell office:value-type="float" office:value="30">
            <text:p>30</text:p>
          </table:table-cell>
          <table:table-cell office:value-type="float" office:value="0.1965">
            <text:p>0,1965</text:p>
          </table:table-cell>
          <table:table-cell office:value-type="float" office:value="952.2">
            <text:p>952,2</text:p>
          </table:table-cell>
          <table:table-cell table:style-name="ce3" table:formula="of:=[.E21]*(1/(1+[.A21]^2))" office:value-type="float" office:value="399.730403793408">
            <text:p>399,73</text:p>
          </table:table-cell>
          <table:table-cell table:style-name="ce4" table:formula="of:=[.$E$9]/[.F21]" office:value-type="float" office:value="0.253026072887834">
            <text:p>0,253</text:p>
          </table:table-cell>
          <table:table-cell table:formula="of:=[.G21]/(2*[.$H$7]*20)" office:value-type="float" office:value="0.0000000655637050009417">
            <text:p>6,56E-008</text:p>
          </table:table-cell>
        </table:table-row>
        <table:table-row table:style-name="ro2">
          <table:table-cell table:style-name="ce1" table:formula="of:=2*PI()*1000*[.D22]*[.E22]/1000000" office:value-type="float" office:value="1.19410881187816">
            <text:p>1,194</text:p>
          </table:table-cell>
          <table:table-cell/>
          <table:table-cell office:value-type="float" office:value="33">
            <text:p>33</text:p>
          </table:table-cell>
          <table:table-cell office:value-type="float" office:value="0.2016">
            <text:p>0,2016</text:p>
          </table:table-cell>
          <table:table-cell office:value-type="float" office:value="942.7">
            <text:p>942,7</text:p>
          </table:table-cell>
          <table:table-cell table:style-name="ce3" table:formula="of:=[.E22]*(1/(1+[.A22]^2))" office:value-type="float" office:value="388.598710126188">
            <text:p>388,6</text:p>
          </table:table-cell>
          <table:table-cell table:style-name="ce4" table:formula="of:=[.$E$9]/[.F22]" office:value-type="float" office:value="0.260274189414759">
            <text:p>0,260</text:p>
          </table:table-cell>
          <table:table-cell table:formula="of:=[.G22]/(2*[.$H$7]*20)" office:value-type="float" office:value="0.0000000674418251818386">
            <text:p>6,74E-008</text:p>
          </table:table-cell>
        </table:table-row>
        <table:table-row table:style-name="ro2">
          <table:table-cell table:style-name="ce1" table:formula="of:=2*PI()*1000*[.D23]*[.E23]/1000000" office:value-type="float" office:value="1.21393163320379">
            <text:p>1,214</text:p>
          </table:table-cell>
          <table:table-cell/>
          <table:table-cell office:value-type="float" office:value="36">
            <text:p>36</text:p>
          </table:table-cell>
          <table:table-cell office:value-type="float" office:value="0.2069">
            <text:p>0,2069</text:p>
          </table:table-cell>
          <table:table-cell office:value-type="float" office:value="933.8">
            <text:p>933,8</text:p>
          </table:table-cell>
          <table:table-cell table:style-name="ce3" table:formula="of:=[.E23]*(1/(1+[.A23]^2))" office:value-type="float" office:value="377.501888394766">
            <text:p>377,5</text:p>
          </table:table-cell>
          <table:table-cell table:style-name="ce4" table:formula="of:=[.$E$9]/[.F23]" office:value-type="float" office:value="0.267925055198523">
            <text:p>0,268</text:p>
          </table:table-cell>
          <table:table-cell table:formula="of:=[.G23]/(2*[.$H$7]*20)" office:value-type="float" office:value="0.0000000694243050959574">
            <text:p>6,94E-008</text:p>
          </table:table-cell>
        </table:table-row>
        <table:table-row table:style-name="ro2">
          <table:table-cell table:style-name="ce1" table:formula="of:=2*PI()*1000*[.D24]*[.E24]/1000000" office:value-type="float" office:value="1.22852684435383">
            <text:p>1,229</text:p>
          </table:table-cell>
          <table:table-cell/>
          <table:table-cell office:value-type="float" office:value="39">
            <text:p>39</text:p>
          </table:table-cell>
          <table:table-cell office:value-type="float" office:value="0.2117">
            <text:p>0,2117</text:p>
          </table:table-cell>
          <table:table-cell office:value-type="float" office:value="923.6">
            <text:p>923,6</text:p>
          </table:table-cell>
          <table:table-cell table:style-name="ce3" table:formula="of:=[.E24]*(1/(1+[.A24]^2))" office:value-type="float" office:value="368.073973349707">
            <text:p>368,07</text:p>
          </table:table-cell>
          <table:table-cell table:style-name="ce4" table:formula="of:=[.$E$9]/[.F24]" office:value-type="float" office:value="0.274787737272635">
            <text:p>0,275</text:p>
          </table:table-cell>
          <table:table-cell table:formula="of:=[.G24]/(2*[.$H$7]*20)" office:value-type="float" office:value="0.0000000712025521275265">
            <text:p>7,12E-008</text:p>
          </table:table-cell>
        </table:table-row>
        <table:table-row table:style-name="ro2">
          <table:table-cell table:style-name="ce1" table:formula="of:=2*PI()*1000*[.D25]*[.E25]/1000000" office:value-type="float" office:value="1.2410104654177">
            <text:p>1,241</text:p>
          </table:table-cell>
          <table:table-cell/>
          <table:table-cell office:value-type="float" office:value="42">
            <text:p>42</text:p>
          </table:table-cell>
          <table:table-cell office:value-type="float" office:value="0.2165">
            <text:p>0,2165</text:p>
          </table:table-cell>
          <table:table-cell office:value-type="float" office:value="912.3">
            <text:p>912,3</text:p>
          </table:table-cell>
          <table:table-cell table:style-name="ce3" table:formula="of:=[.E25]*(1/(1+[.A25]^2))" office:value-type="float" office:value="359.158101953869">
            <text:p>359,16</text:p>
          </table:table-cell>
          <table:table-cell table:style-name="ce4" table:formula="of:=[.$E$9]/[.F25]" office:value-type="float" office:value="0.281609168039053">
            <text:p>0,282</text:p>
          </table:table-cell>
          <table:table-cell table:formula="of:=[.G25]/(2*[.$H$7]*20)" office:value-type="float" office:value="0.0000000729701101872526">
            <text:p>7,30E-008</text:p>
          </table:table-cell>
        </table:table-row>
        <table:table-row table:style-name="ro2">
          <table:table-cell table:style-name="ce1" table:formula="of:=2*PI()*1000*[.D26]*[.E26]/1000000" office:value-type="float" office:value="1.24582897739792">
            <text:p>1,246</text:p>
          </table:table-cell>
          <table:table-cell/>
          <table:table-cell office:value-type="float" office:value="45">
            <text:p>45</text:p>
          </table:table-cell>
          <table:table-cell office:value-type="float" office:value="0.2209">
            <text:p>0,2209</text:p>
          </table:table-cell>
          <table:table-cell office:value-type="float" office:value="897.6">
            <text:p>897,6</text:p>
          </table:table-cell>
          <table:table-cell table:style-name="ce3" table:formula="of:=[.E26]*(1/(1+[.A26]^2))" office:value-type="float" office:value="351.71175622677">
            <text:p>351,71</text:p>
          </table:table-cell>
          <table:table-cell table:style-name="ce4" table:formula="of:=[.$E$9]/[.F26]" office:value-type="float" office:value="0.287571320819034">
            <text:p>0,288</text:p>
          </table:table-cell>
          <table:table-cell table:formula="of:=[.G26]/(2*[.$H$7]*20)" office:value-type="float" office:value="0.0000000745150135309112">
            <text:p>7,45E-008</text:p>
          </table:table-cell>
        </table:table-row>
        <table:table-row table:style-name="ro2">
          <table:table-cell table:style-name="ce1" table:formula="of:=2*PI()*1000*[.D27]*[.E27]/1000000" office:value-type="float" office:value="1.25005467084441">
            <text:p>1,250</text:p>
          </table:table-cell>
          <table:table-cell/>
          <table:table-cell office:value-type="float" office:value="48">
            <text:p>48</text:p>
          </table:table-cell>
          <table:table-cell office:value-type="float" office:value="0.2258">
            <text:p>0,2258</text:p>
          </table:table-cell>
          <table:table-cell office:value-type="float" office:value="881.1">
            <text:p>881,1</text:p>
          </table:table-cell>
          <table:table-cell table:style-name="ce3" table:formula="of:=[.E27]*(1/(1+[.A27]^2))" office:value-type="float" office:value="343.825563273231">
            <text:p>343,83</text:p>
          </table:table-cell>
          <table:table-cell table:style-name="ce4" table:formula="of:=[.$E$9]/[.F27]" office:value-type="float" office:value="0.294167232136078">
            <text:p>0,294</text:p>
          </table:table-cell>
          <table:table-cell table:formula="of:=[.G27]/(2*[.$H$7]*20)" office:value-type="float" office:value="0.0000000762241353572408">
            <text:p>7,62E-008</text:p>
          </table:table-cell>
        </table:table-row>
        <table:table-row table:style-name="ro2">
          <table:table-cell table:style-name="ce1" table:formula="of:=2*PI()*1000*[.D28]*[.E28]/1000000" office:value-type="float" office:value="1.24870202671148">
            <text:p>1,249</text:p>
          </table:table-cell>
          <table:table-cell/>
          <table:table-cell office:value-type="float" office:value="51">
            <text:p>51</text:p>
          </table:table-cell>
          <table:table-cell office:value-type="float" office:value="0.2305">
            <text:p>0,2305</text:p>
          </table:table-cell>
          <table:table-cell office:value-type="float" office:value="862.2">
            <text:p>862,2</text:p>
          </table:table-cell>
          <table:table-cell table:style-name="ce3" table:formula="of:=[.E28]*(1/(1+[.A28]^2))" office:value-type="float" office:value="336.894686119381">
            <text:p>336,89</text:p>
          </table:table-cell>
          <table:table-cell table:style-name="ce4" table:formula="of:=[.$E$9]/[.F28]" office:value-type="float" office:value="0.300219084636656">
            <text:p>0,300</text:p>
          </table:table-cell>
          <table:table-cell table:formula="of:=[.G28]/(2*[.$H$7]*20)" office:value-type="float" office:value="0.0000000777922815467958">
            <text:p>7,78E-008</text:p>
          </table:table-cell>
        </table:table-row>
        <table:table-row table:style-name="ro2">
          <table:table-cell table:style-name="ce1" table:formula="of:=2*PI()*1000*[.D29]*[.E29]/1000000" office:value-type="float" office:value="1.24116308398881">
            <text:p>1,241</text:p>
          </table:table-cell>
          <table:table-cell/>
          <table:table-cell office:value-type="float" office:value="54">
            <text:p>54</text:p>
          </table:table-cell>
          <table:table-cell office:value-type="float" office:value="0.2348">
            <text:p>0,2348</text:p>
          </table:table-cell>
          <table:table-cell office:value-type="float" office:value="841.3">
            <text:p>841,3</text:p>
          </table:table-cell>
          <table:table-cell table:style-name="ce3" table:formula="of:=[.E29]*(1/(1+[.A29]^2))" office:value-type="float" office:value="331.157135241652">
            <text:p>331,16</text:p>
          </table:table-cell>
          <table:table-cell table:style-name="ce4" table:formula="of:=[.$E$9]/[.F29]" office:value-type="float" office:value="0.305420610103747">
            <text:p>0,305</text:p>
          </table:table-cell>
          <table:table-cell table:formula="of:=[.G29]/(2*[.$H$7]*20)" office:value-type="float" office:value="0.0000000791400923766717">
            <text:p>7,91E-008</text:p>
          </table:table-cell>
        </table:table-row>
        <table:table-row table:style-name="ro2">
          <table:table-cell table:style-name="ce1" table:formula="of:=2*PI()*1000*[.D30]*[.E30]/1000000" office:value-type="float" office:value="1.24758877193875">
            <text:p>1,248</text:p>
          </table:table-cell>
          <table:table-cell/>
          <table:table-cell office:value-type="float" office:value="57">
            <text:p>57</text:p>
          </table:table-cell>
          <table:table-cell office:value-type="float" office:value="0.2392">
            <text:p>0,2392</text:p>
          </table:table-cell>
          <table:table-cell office:value-type="float" office:value="830.1">
            <text:p>830,1</text:p>
          </table:table-cell>
          <table:table-cell table:style-name="ce3" table:formula="of:=[.E30]*(1/(1+[.A30]^2))" office:value-type="float" office:value="324.704567442921">
            <text:p>324,7</text:p>
          </table:table-cell>
          <table:table-cell table:style-name="ce4" table:formula="of:=[.$E$9]/[.F30]" office:value-type="float" office:value="0.311489964807759">
            <text:p>0,311</text:p>
          </table:table-cell>
          <table:table-cell table:formula="of:=[.G30]/(2*[.$H$7]*20)" office:value-type="float" office:value="0.0000000807127737087508">
            <text:p>8,07E-008</text:p>
          </table:table-cell>
        </table:table-row>
        <table:table-row table:style-name="ro2">
          <table:table-cell table:style-name="ce1" table:formula="of:=2*PI()*1000*[.D31]*[.E31]/1000000" office:value-type="float" office:value="1.24956376557636">
            <text:p>1,250</text:p>
          </table:table-cell>
          <table:table-cell/>
          <table:table-cell office:value-type="float" office:value="60">
            <text:p>60</text:p>
          </table:table-cell>
          <table:table-cell office:value-type="float" office:value="0.2425">
            <text:p>0,2425</text:p>
          </table:table-cell>
          <table:table-cell office:value-type="float" office:value="820.1">
            <text:p>820,1</text:p>
          </table:table-cell>
          <table:table-cell table:style-name="ce3" table:formula="of:=[.E31]*(1/(1+[.A31]^2))" office:value-type="float" office:value="320.175265463992">
            <text:p>320,18</text:p>
          </table:table-cell>
          <table:table-cell table:style-name="ce4" table:formula="of:=[.$E$9]/[.F31]" office:value-type="float" office:value="0.315896401738407">
            <text:p>0,316</text:p>
          </table:table-cell>
          <table:table-cell table:formula="of:=[.G31]/(2*[.$H$7]*20)" office:value-type="float" office:value="0.0000000818545624885747">
            <text:p>8,19E-008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/>
        </table:table-row>
      </table:table>
      <table:table table:name="Lis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.01.2010</text:date>, <text:time>13:23:3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5T10:25:20</meta:creation-date>
    <dc:date>2010-01-05T13:23:33</dc:date>
    <meta:editing-duration>PT02H58M14S</meta:editing-duration>
    <meta:editing-cycles>7</meta:editing-cycles>
    <meta:generator>OpenOffice.org/3.1$Linux OpenOffice.org_project/310m19$Build-9420</meta:generator>
    <meta:document-statistic meta:table-count="3" meta:cell-count="161" meta:object-count="0"/>
  </office:meta>
</office:document-meta>
</file>